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7a7" officeooo:paragraph-rsid="0003b7a7"/>
    </style:style>
    <style:style style:name="P2" style:family="paragraph" style:parent-style-name="Standard">
      <style:text-properties officeooo:rsid="0003c49f" officeooo:paragraph-rsid="0003c49f"/>
    </style:style>
    <style:style style:name="P3" style:family="paragraph" style:parent-style-name="Standard">
      <style:text-properties officeooo:rsid="00085928" officeooo:paragraph-rsid="00085928"/>
    </style:style>
    <style:style style:name="P4" style:family="paragraph" style:parent-style-name="Standard">
      <style:text-properties officeooo:rsid="0008acd2" officeooo:paragraph-rsid="0008acd2"/>
    </style:style>
    <style:style style:name="P5" style:family="paragraph" style:parent-style-name="Standard">
      <style:text-properties officeooo:rsid="00055c49" officeooo:paragraph-rsid="00055c49"/>
    </style:style>
    <style:style style:name="P6" style:family="paragraph" style:parent-style-name="Standard">
      <style:text-properties officeooo:rsid="000bfd4d" officeooo:paragraph-rsid="000bfd4d"/>
    </style:style>
    <style:style style:name="T1" style:family="text">
      <style:text-properties officeooo:rsid="0004c98d"/>
    </style:style>
    <style:style style:name="T2" style:family="text">
      <style:text-properties officeooo:rsid="00091f07"/>
    </style:style>
    <style:style style:name="T3" style:family="text">
      <style:text-properties officeooo:rsid="000685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Location</text:p>
      <text:p text:style-name="P1">Install additional features</text:p>
      <text:p text:style-name="P2">Define the astro gear</text:p>
      <text:p text:style-name="P2">Connect drivers</text:p>
      <text:p text:style-name="P2">ROR Mag IP snoop the mount and set “Mount locks”</text:p>
      <text:p text:style-name="P2">Park/Unpark mount, find zero, go to planetarium, drive the mount in the park position, a little bit east from the north meridian, go back in the INDI Control Panel, select “Site Management” and under “Park Options” hit “Current” <text:span text:style-name="T1">and, finally, Go to “Options” tab and save</text:span>.</text:p>
      <text:p text:style-name="P3">Artificial horizon: Copy the file "SamuLandscape_photos.png" into the folder /home/user/.local/share/kstars/terrain. If the “terrain” folder does not exist, create it. In KStars, go to Settings/Configure Kstars/Terrain.</text:p>
      <text:p text:style-name="P3">Click on the button right of the "Terrain file" field and select the landscape file.<text:line-break/>Check "Show Terrain" and in the end hit the "Apply" button. You can adjust the azimuth and<text:line-break/>altitude settings for the image.</text:p>
      <text:p text:style-name="P4">Open Ekos/Camera, click on the edit button for the (optical) “Train”, Click on “Telescopes &amp; Lenses” button and add the teleskopes (Newtonian, Askar, <text:span text:style-name="T2">MCT, BST). </text:span></text:p>
      <text:p text:style-name="P5">Set the mount script for the additional drive</text:p>
      <text:p text:style-name="P5">Launch Ekos, select Align section, hit “Options”, <text:span text:style-name="T3">click on</text:span> “Index Files” and <text:span text:style-name="T3">select the Index Files Location from the additional drive.</text:span></text:p>
      <text:p text:style-name="P6">In Ekos/Mount, set the time sources to iOptron CEM70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5T02:40:04.675982900</meta:creation-date>
    <dc:date>2026-02-17T01:53:14.945019700</dc:date>
    <meta:editing-duration>PT1H5M17S</meta:editing-duration>
    <meta:editing-cycles>5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2" meta:word-count="192" meta:character-count="1215" meta:non-whitespace-character-count="1034"/>
  </office:meta>
</office:document-meta>
</file>